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4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5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6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65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 fo:font-weight="normal" style:font-weight-asian="normal" style:font-weight-complex="normal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6.018cm" svg:height="5.351cm" svg:x="22.098cm" svg:y="0.763cm">
          <draw:text-box>
            <text:p><text:span text:style-name="T1">Speaker</text:span></text:p>
            <text:p><text:s/>&gt; complete speech</text:p>
            <text:p><text:s text:c="3"/>Hang data </text:p>
            <text:p><text:s text:c="3"/>(Speker ID &gt; null)</text:p>
            <text:p/>
            <text:p><text:s/>&gt; poi selection</text:p>
            <text:p>　POI ID = userid</text:p>
          </draw:text-box>
        </draw:frame>
        <draw:frame draw:style-name="gr2" draw:layer="layout" svg:width="10.062cm" svg:height="4.64cm" svg:x="0.718cm" svg:y="15.956cm">
          <draw:text-box>
            <text:p><text:span text:style-name="T1">Audience</text:span></text:p>
            <text:p><text:s text:c="3"/>&gt; Poi raise hand</text:p>
            <text:p>　　　HangData(role_poi:localid)</text:p>
            <text:p><text:s text:c="3"/>&gt;Poi cancel</text:p>
            <text:p><text:s text:c="10"/>HangData(role_poi:null)</text:p>
            <text:p/>
          </draw:text-box>
        </draw:frame>
        <draw:frame draw:style-name="gr2" draw:layer="layout" svg:width="7.08cm" svg:height="3.806cm" svg:x="20.32cm" svg:y="14.986cm">
          <draw:text-box>
            <text:p><text:span text:style-name="T1">Discussion</text:span></text:p>
            <text:p><text:s text:c="3"/>&gt; start speech</text:p>
            <text:p/>
            <text:p><text:s text:c="3"/>Hang data </text:p>
            <text:p><text:s text:c="3"/>(Speker ID &gt; loclalID)</text:p>
          </draw:text-box>
        </draw:frame>
        <draw:frame draw:style-name="gr3" draw:layer="layout" svg:width="8.346cm" svg:height="4.517cm" svg:x="9.706cm" svg:y="0.763cm">
          <draw:text-box>
            <text:p><text:span text:style-name="T1">Poi taken for speaker</text:span></text:p>
            <text:p><text:s text:c="3"/>&gt; complete poi</text:p>
            <text:p><text:s text:c="2"/>HangData(POI ID = null)</text:p>
            <text:p>Hang Data(role_poi: all null)</text:p>
            <text:p/>
            <text:p><text:s text:c="4"/></text:p>
          </draw:text-box>
        </draw:frame>
        <draw:frame draw:style-name="gr4" draw:layer="layout" svg:width="4.134cm" svg:height="3.302cm" svg:x="0cm" svg:y="5.893cm">
          <draw:text-box>
            <text:p><text:span text:style-name="T1">Poi Speaker</text:span></text:p>
            <text:p/>
            <text:p/>
            <text:p/>
          </draw:text-box>
        </draw:frame>
        <draw:frame draw:style-name="gr5" draw:layer="layout" svg:width="10.16cm" svg:height="4.517cm" svg:x="8.382cm" svg:y="5.593cm">
          <draw:text-box>
            <text:p><text:span text:style-name="T1">Poi taken for audience</text:span></text:p>
            <text:p><text:s/>&gt; complete poi</text:p>
            <text:p>Hang data(POID &gt; null)</text:p>
            <text:p>Hang Data(role_poi: all null)</text:p>
            <text:p/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layer="layout" svg:width="6.018cm" svg:height="4.064cm" svg:x="22.098cm" svg:y="0.762cm">
          <draw:text-box>
            <text:p><text:span text:style-name="T1">Speaker</text:span></text:p>
            <text:p><text:s/>&gt; complete speech</text:p>
            <text:p><text:s/>&gt; poi selection</text:p>
          </draw:text-box>
        </draw:frame>
        <draw:frame draw:style-name="gr2" draw:layer="layout" svg:width="5.632cm" svg:height="3.095cm" svg:x="0.718cm" svg:y="15.955cm">
          <draw:text-box>
            <text:p><text:span text:style-name="T1">Audience</text:span></text:p>
            <text:p><text:s text:c="3"/>&gt; Poi raise hand</text:p>
            <text:p><text:s text:c="3"/>&gt;Poi cancel</text:p>
            <text:p/>
          </draw:text-box>
        </draw:frame>
        <draw:frame draw:style-name="gr2" draw:layer="layout" svg:width="5.04cm" svg:height="2.384cm" svg:x="21.005cm" svg:y="14.99cm">
          <draw:text-box>
            <text:p><text:span text:style-name="T1">Discussion</text:span></text:p>
            <text:p><text:s text:c="3"/>&gt; start speech</text:p>
            <text:p/>
          </draw:text-box>
        </draw:frame>
        <draw:line draw:style-name="gr7" draw:text-style-name="P2" draw:layer="layout" svg:x1="8.282cm" svg:y1="16.002cm" svg:x2="17.68cm" svg:y2="15.948cm">
          <text:p/>
        </draw:line>
        <draw:frame draw:style-name="gr2" draw:layer="layout" svg:width="3.211cm" svg:height="1.673cm" svg:x="24.983cm" svg:y="7.874cm">
          <draw:text-box>
            <text:p>Complete</text:p>
            <text:p><text:s/>Speech</text:p>
          </draw:text-box>
        </draw:frame>
        <draw:frame draw:style-name="gr2" draw:layer="layout" svg:width="8.554cm" svg:height="0.962cm" svg:x="9.126cm" svg:y="14.986cm">
          <draw:text-box>
            <text:p>Hang data (Speker ID &gt; null)</text:p>
          </draw:text-box>
        </draw:frame>
        <draw:line draw:style-name="gr7" draw:text-style-name="P2" draw:layer="layout" svg:x1="22.606cm" svg:y1="12.192cm" svg:x2="22.606cm" svg:y2="6.096cm">
          <text:p/>
        </draw:line>
        <draw:line draw:style-name="gr7" draw:text-style-name="P2" draw:layer="layout" svg:x1="17.272cm" svg:y1="18.796cm" svg:x2="9.652cm" svg:y2="18.796cm">
          <text:p/>
        </draw:line>
        <draw:frame draw:style-name="gr2" draw:layer="layout" svg:width="11.128cm" svg:height="0.962cm" svg:x="8.636cm" svg:y="17.526cm">
          <draw:text-box>
            <text:p>Hang data (Speker ID &gt; other person)</text:p>
          </draw:text-box>
        </draw:frame>
        <draw:frame draw:style-name="gr3" draw:layer="layout" svg:width="6.92cm" svg:height="2.54cm" svg:x="9.706cm" svg:y="0.762cm">
          <draw:text-box>
            <text:p><text:span text:style-name="T1">Poi taken for speaker</text:span></text:p>
            <text:p><text:s text:c="3"/>&gt; complete poi</text:p>
          </draw:text-box>
        </draw:frame>
        <draw:line draw:style-name="gr7" draw:text-style-name="P2" draw:layer="layout" svg:x1="24.892cm" svg:y1="6.096cm" svg:x2="24.962cm" svg:y2="12.446cm">
          <text:p/>
        </draw:line>
        <draw:frame draw:style-name="gr4" draw:layer="layout" svg:width="4.134cm" svg:height="3.302cm" svg:x="0.184cm" svg:y="6.35cm">
          <draw:text-box>
            <text:p><text:span text:style-name="T1">Poi Speaker</text:span></text:p>
            <text:p/>
            <text:p/>
            <text:p/>
          </draw:text-box>
        </draw:frame>
        <draw:frame draw:style-name="gr5" draw:layer="layout" svg:width="7.28cm" svg:height="3.806cm" svg:x="7.706cm" svg:y="4.826cm">
          <draw:text-box>
            <text:p><text:span text:style-name="T1">Poi taken for audience</text:span></text:p>
            <text:p><text:s/>&gt; complete poi</text:p>
            <text:p/>
            <text:p/>
            <text:p/>
          </draw:text-box>
        </draw:frame>
        <draw:frame draw:style-name="gr2" draw:layer="layout" svg:width="6.666cm" svg:height="1.673cm" svg:x="9.998cm" svg:y="13.462cm">
          <draw:text-box>
            <text:p>PartChange</text:p>
            <text:p>(speaker id not found)</text:p>
          </draw:text-box>
        </draw:frame>
        <draw:line draw:style-name="gr7" draw:text-style-name="P2" draw:layer="layout" svg:x1="0.254cm" svg:y1="11.938cm" svg:x2="0.254cm" svg:y2="8.382cm">
          <text:p/>
        </draw:line>
        <draw:line draw:style-name="gr7" draw:text-style-name="P2" draw:layer="layout" svg:x1="6.096cm" svg:y1="13.97cm" svg:x2="10.823cm" svg:y2="8.128cm">
          <text:p/>
        </draw:line>
        <draw:line draw:style-name="gr7" draw:text-style-name="P2" draw:layer="layout" svg:x1="20.066cm" svg:y1="1.524cm" svg:x2="17.018cm" svg:y2="1.524cm">
          <text:p/>
        </draw:line>
        <draw:frame draw:style-name="gr2" draw:layer="layout" svg:width="2.826cm" svg:height="1.673cm" svg:x="19.526cm" svg:y="8.03cm">
          <draw:text-box>
            <text:p>Start </text:p>
            <text:p>Speech </text:p>
          </draw:text-box>
        </draw:frame>
        <draw:frame draw:style-name="gr2" draw:layer="layout" svg:width="2.157cm" svg:height="1.673cm" svg:x="17.655cm" svg:y="-0.149cm">
          <draw:text-box>
            <text:p>Poi </text:p>
            <text:p>select</text:p>
          </draw:text-box>
        </draw:frame>
        <draw:line draw:style-name="gr7" draw:text-style-name="P2" draw:layer="layout" svg:x1="16.372cm" svg:y1="3.364cm" svg:x2="20.69cm" svg:y2="3.364cm">
          <text:p/>
        </draw:line>
        <draw:frame draw:style-name="gr2" draw:layer="layout" svg:width="1.979cm" svg:height="1.673cm" svg:x="17.388cm" svg:y="1.883cm">
          <draw:text-box>
            <text:p>Poi </text:p>
            <text:p>finish</text:p>
          </draw:text-box>
        </draw:frame>
        <draw:line draw:style-name="gr7" draw:text-style-name="P2" draw:layer="layout" svg:x1="9.398cm" svg:y1="7.874cm" svg:x2="5.08cm" svg:y2="13.208cm">
          <text:p/>
        </draw:line>
        <draw:line draw:style-name="gr7" draw:text-style-name="P2" draw:layer="layout" svg:x1="1.016cm" svg:y1="8.382cm" svg:x2="1.016cm" svg:y2="12.192cm">
          <text:p/>
        </draw:line>
        <draw:frame draw:style-name="gr2" draw:layer="layout" svg:width="4.858cm" svg:height="1.673cm" svg:x="-4.858cm" svg:y="9.144cm">
          <draw:text-box>
            <text:p>Hang data</text:p>
            <text:p><text:s/>(Poi ID &gt; local)</text:p>
          </draw:text-box>
        </draw:frame>
        <draw:frame draw:style-name="gr2" draw:layer="layout" svg:width="4.503cm" svg:height="1.673cm" svg:x="1.339cm" svg:y="8.687cm">
          <draw:text-box>
            <text:p>Hang data</text:p>
            <text:p><text:s/>(Poi ID &gt;nulll)</text:p>
          </draw:text-box>
        </draw:frame>
        <draw:frame draw:style-name="gr2" draw:layer="layout" svg:width="4.824cm" svg:height="1.673cm" svg:x="9.4cm" svg:y="8.995cm">
          <draw:text-box>
            <text:p>Hang data</text:p>
            <text:p><text:s/>(Poi ID &gt;other)</text:p>
          </draw:text-box>
        </draw:frame>
        <draw:frame draw:style-name="gr2" draw:layer="layout" svg:width="5.256cm" svg:height="1.673cm" svg:x="16.588cm" svg:y="3.556cm">
          <draw:text-box>
            <text:p>PartChange<text:line-break/>(poi id not found)</text:p>
          </draw:text-box>
        </draw:frame>
        <draw:line draw:style-name="gr7" draw:text-style-name="P2" draw:layer="layout" svg:x1="17.272cm" svg:y1="5.229cm" svg:x2="21.59cm" svg:y2="5.229cm">
          <text:p/>
        </draw:line>
        <draw:frame draw:style-name="gr2" draw:layer="layout" svg:width="5.472cm" svg:height="1.673cm" svg:x="1.593cm" svg:y="10.265cm">
          <draw:text-box>
            <text:p>PartChange</text:p>
            <text:p><text:s/>(PoiID not found)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8" draw:text-style-name="P3" draw:layer="layout" svg:width="15.928cm" svg:height="23.549cm" svg:x="1.598cm" svg:y="2.749cm">
          <draw:text-box>
            <text:p><text:span text:style-name="T2">On State Change</text:span></text:p>
            <text:p><text:span text:style-name="T2"/></text:p>
            <text:p><text:span text:style-name="T2">ビデオフィールド設定</text:span></text:p>
            <text:p><text:span text:style-name="T3">(1)Poi check</text:span></text:p>
            <text:p><text:span text:style-name="T3"><text:s text:c="2"/></text:span><text:span text:style-name="T3">Current speaker</text:span><text:span text:style-name="T3">と同じであればそのまま</text:span></text:p>
            <text:p><text:span text:style-name="T3"><text:s/></text:span><text:span text:style-name="T3">違えば、それを設定し終了</text:span></text:p>
            <text:p><text:span text:style-name="T3">(2) Speaker check</text:span></text:p>
            <text:p><text:span text:style-name="T3"><text:s text:c="2"/></text:span><text:span text:style-name="T3">Current speaker </text:span><text:span text:style-name="T3"><text:tab/></text:span><text:span text:style-name="T3">と違えば設定</text:span></text:p>
            <text:p><text:span text:style-name="T3">(3) Speaker</text:span><text:span text:style-name="T3">も</text:span><text:span text:style-name="T3">POI</text:span><text:span text:style-name="T3">も</text:span><text:span text:style-name="T3">Null</text:span></text:p>
            <text:p><text:span text:style-name="T3">　　</text:span><text:span text:style-name="T3">DefaultSpeaker</text:span><text:span text:style-name="T3">に設定</text:span></text:p>
            <text:p><text:span text:style-name="T3"/></text:p>
            <text:p><text:span text:style-name="T2">PersonalFeed</text:span><text:span text:style-name="T2">の</text:span><text:span text:style-name="T2">UI</text:span><text:span text:style-name="T2">変更</text:span></text:p>
            <text:p><text:span text:style-name="T3">(1) speaker check</text:span></text:p>
            <text:p><text:span text:style-name="T3">　設定されていない</text:span></text:p>
            <text:p><text:span text:style-name="T3">　　→</text:span><text:span text:style-name="T3">Discussion</text:span><text:span text:style-name="T3">モードへ</text:span></text:p>
            <text:p><text:span text:style-name="T3"><text:s text:c="3"/></text:span><text:span text:style-name="T3">設定されている→他の人がスピーカー</text:span></text:p>
            <text:p><text:span text:style-name="T3">　　→</text:span><text:span text:style-name="T3">Poi </text:span><text:span text:style-name="T3">モード</text:span></text:p>
            <text:p><text:span text:style-name="T3">　設定されている：自分がスピーカー</text:span></text:p>
            <text:p><text:span text:style-name="T3">　　→</text:span><text:span text:style-name="T3">TakePoi</text:span><text:span text:style-name="T3">へ</text:span></text:p>
            <text:p><text:span text:style-name="T3">(2) Poi</text:span><text:span text:style-name="T3">チェック</text:span></text:p>
            <text:p><text:span text:style-name="T3">　　記載するだけ</text:span></text:p>
            <text:p><text:span text:style-name="T3"/></text:p>
            <text:p><text:span text:style-name="T3"><text:s/></text:span></text:p>
            <text:p><text:span text:style-name="T3">　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draw:style-name="gr9" draw:text-style-name="P3" draw:layer="layout" svg:width="8.816cm" svg:height="13.787cm" svg:x="17.854cm" svg:y="1.778cm">
          <draw:text-box>
            <text:p><text:span text:style-name="T2">OnParticipantsChange</text:span></text:p>
            <text:p><text:span text:style-name="T2"/></text:p>
            <text:p><text:span text:style-name="T2">ビデオフィールド設定</text:span></text:p>
            <text:p><text:span text:style-name="T2"/></text:p>
            <text:p><text:span text:style-name="T2">Speaker</text:span><text:span text:style-name="T2">がいなくなったとき</text:span></text:p>
            <text:p><text:span text:style-name="T2">　→</text:span><text:span text:style-name="T2">Discussion</text:span><text:span text:style-name="T2">モードへ</text:span></text:p>
            <text:p><text:span text:style-name="T2"/></text:p>
            <text:p><text:span text:style-name="T2">Poi</text:span><text:span text:style-name="T2">がいなくなったとき、</text:span></text:p>
            <text:p><text:span text:style-name="T2">　→</text:span><text:span text:style-name="T2">Speech</text:span><text:span text:style-name="T2">もーどへ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3" draw:layer="layout" svg:width="12.389cm" svg:height="16.604cm" svg:x="15.043cm" svg:y="2.141cm">
          <draw:text-box>
            <text:p><text:span text:style-name="T2">Shared Variable</text:span></text:p>
            <text:p><text:span text:style-name="T2"/></text:p>
            <text:p><text:span text:style-name="T2"/></text:p>
            <text:p><text:span text:style-name="T3">POID</text:span></text:p>
            <text:p><text:span text:style-name="T3"><text:s/></text:span><text:span text:style-name="T3">- If it is not the same as local speaker ID,</text:span></text:p>
            <text:p><text:span text:style-name="T3"><text:s/></text:span><text:span text:style-name="T3">Update the video field</text:span></text:p>
            <text:p><text:span text:style-name="T3">PoiParseID</text:span></text:p>
            <text:p><text:span text:style-name="T2"/></text:p>
            <text:p><text:span text:style-name="T2"/></text:p>
            <text:p><text:span text:style-name="T3">SpeakerID:participant ID or null</text:span></text:p>
            <text:p><text:span text:style-name="T3"><text:s/>→</text:span><text:span text:style-name="T3">If it is not the same as local speaker ID,</text:span></text:p>
            <text:p><text:span text:style-name="T3"><text:s text:c="4"/></text:span><text:span text:style-name="T3">Update the video field</text:span></text:p>
            <text:p><text:span text:style-name="T3"><text:s/></text:span><text:span text:style-name="T3">- If POID is set, no need to check</text:span></text:p>
            <text:p><text:span text:style-name="T3">SpeakerParseID:</text:span></text:p>
            <text:p><text:span text:style-name="T3"><text:s text:c="2"/></text:span><text:span text:style-name="T3">&gt; used to retrieve user data</text:span></text:p>
            <text:p><text:span text:style-name="T3">Speaker Role</text:span></text:p>
            <text:p><text:span text:style-name="T3"/></text:p>
            <text:p><text:span text:style-name="T3"/></text:p>
            <text:p><text:span text:style-name="T3"/></text:p>
            <text:p><text:span text:style-name="T3">Role ID</text:span></text:p>
            <text:p><text:span text:style-name="T3"><text:s text:c="2"/></text:span></text:p>
            <text:p><text:span text:style-name="T3"/></text:p>
            <text:p><text:span text:style-name="T4"><text:s/></text:span></text:p>
          </draw:text-box>
        </draw:frame>
        <draw:frame draw:style-name="gr3" draw:text-style-name="P3" draw:layer="layout" svg:width="11.932cm" svg:height="12.707cm" svg:x="0cm" svg:y="3.865cm">
          <draw:text-box>
            <text:p><text:span text:style-name="T2">Local variable</text:span></text:p>
            <text:p><text:span text:style-name="T4"><text:s text:c="3"/></text:span></text:p>
            <text:p><text:span text:style-name="T4"><text:s text:c="2"/></text:span><text:span text:style-name="T4">Partner ID</text:span></text:p>
            <text:p><text:span text:style-name="T4">　</text:span><text:span text:style-name="T4">used to exchange message</text:span></text:p>
            <text:p><text:span text:style-name="T4"/></text:p>
            <text:p><text:span text:style-name="T4">UI mode</text:span></text:p>
            <text:p><text:span text:style-name="T4"/></text:p>
            <text:p><text:span text:style-name="T4">Current Speaker</text:span></text:p>
            <text:p><text:span text:style-name="T4"/></text:p>
            <text:p><text:span text:style-name="T4"/></text:p>
            <text:p><text:span text:style-name="T4"/></text:p>
            <text:p><text:span text:style-name="T4">participants_profile_EachRole</text:span></text:p>
            <text:p><text:span text:style-name="T4"><text:s/></text:span><text:span text:style-name="T4">ログイン事に取得する全ユーザの</text:span></text:p>
            <text:p><text:span text:style-name="T4">　プロファイル情報。ロールごとに取得</text:span></text:p>
            <text:p><text:span text:style-name="T4"/></text:p>
            <text:p><text:span text:style-name="T4"><text:s/></text:span></text:p>
            <text:p><text:span text:style-name="T4"><text:s text:c="3"/>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3" draw:layer="layout" svg:width="12.389cm" svg:height="16.604cm" svg:x="15.043cm" svg:y="2.141cm">
          <draw:text-box>
            <text:p><text:span text:style-name="T2">Shared Variable</text:span></text:p>
            <text:p><text:span text:style-name="T2"/></text:p>
            <text:p><text:span text:style-name="T2"/></text:p>
            <text:p><text:span text:style-name="T3">POID</text:span></text:p>
            <text:p><text:span text:style-name="T3"><text:s/></text:span><text:span text:style-name="T3">- If it is not the same as local speaker ID,</text:span></text:p>
            <text:p><text:span text:style-name="T3"><text:s/></text:span><text:span text:style-name="T3">Update the video field</text:span></text:p>
            <text:p><text:span text:style-name="T3">PoiParseID</text:span></text:p>
            <text:p><text:span text:style-name="T2"/></text:p>
            <text:p><text:span text:style-name="T2"/></text:p>
            <text:p><text:span text:style-name="T3">SpeakerID:participant ID or null</text:span></text:p>
            <text:p><text:span text:style-name="T3"><text:s/>→</text:span><text:span text:style-name="T3">If it is not the same as local speaker ID,</text:span></text:p>
            <text:p><text:span text:style-name="T3"><text:s text:c="4"/></text:span><text:span text:style-name="T3">Update the video field</text:span></text:p>
            <text:p><text:span text:style-name="T3"><text:s/></text:span><text:span text:style-name="T3">- If POID is set, no need to check</text:span></text:p>
            <text:p><text:span text:style-name="T3">SpeakerParseID:</text:span></text:p>
            <text:p><text:span text:style-name="T3"><text:s text:c="2"/></text:span><text:span text:style-name="T3">&gt; used to retrieve user data</text:span></text:p>
            <text:p><text:span text:style-name="T3">Speaker Role</text:span></text:p>
            <text:p><text:span text:style-name="T3"/></text:p>
            <text:p><text:span text:style-name="T3"/></text:p>
            <text:p><text:span text:style-name="T3"/></text:p>
            <text:p><text:span text:style-name="T3">Role ID</text:span></text:p>
            <text:p><text:span text:style-name="T3"><text:s text:c="2"/></text:span></text:p>
            <text:p><text:span text:style-name="T3"/></text:p>
            <text:p><text:span text:style-name="T4"><text:s/></text:span></text:p>
          </draw:text-box>
        </draw:frame>
        <draw:frame draw:style-name="gr3" draw:text-style-name="P3" draw:layer="layout" svg:width="11.932cm" svg:height="12.707cm" svg:x="0cm" svg:y="3.865cm">
          <draw:text-box>
            <text:p><text:span text:style-name="T2">Local variable</text:span></text:p>
            <text:p><text:span text:style-name="T4"><text:s text:c="3"/></text:span></text:p>
            <text:p><text:span text:style-name="T4"><text:s text:c="2"/></text:span><text:span text:style-name="T4">Partner ID</text:span></text:p>
            <text:p><text:span text:style-name="T4">　</text:span><text:span text:style-name="T4">used to exchange message</text:span></text:p>
            <text:p><text:span text:style-name="T4"/></text:p>
            <text:p><text:span text:style-name="T4">UI mode</text:span></text:p>
            <text:p><text:span text:style-name="T4"/></text:p>
            <text:p><text:span text:style-name="T4">Current Speaker</text:span></text:p>
            <text:p><text:span text:style-name="T4"/></text:p>
            <text:p><text:span text:style-name="T4"/></text:p>
            <text:p><text:span text:style-name="T4"/></text:p>
            <text:p><text:span text:style-name="T4">participants_profile_EachRole</text:span></text:p>
            <text:p><text:span text:style-name="T4"><text:s/></text:span><text:span text:style-name="T4">ログイン事に取得する全ユーザの</text:span></text:p>
            <text:p><text:span text:style-name="T4">　プロファイル情報。ロールごとに取得</text:span></text:p>
            <text:p><text:span text:style-name="T4"/></text:p>
            <text:p><text:span text:style-name="T4"><text:s/></text:span></text:p>
            <text:p><text:span text:style-name="T4"><text:s text:c="3"/>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layer="layout" svg:width="6.706cm" svg:height="7.607cm" svg:x="2.286cm" svg:y="2.794cm">
          <draw:text-box>
            <text:p>init処理で実行</text:p>
            <text:p><text:s/>Participant array取得</text:p>
            <text:p/>
            <text:p/>
            <text:p/>
            <text:p/>
            <text:p/>
            <text:p/>
            <text:p/>
            <text:p/>
          </draw:text-box>
        </draw:frame>
        <draw:frame draw:style-name="gr2" draw:layer="layout" svg:width="6.852cm" svg:height="6.089cm" svg:x="3.556cm" svg:y="8.89cm">
          <draw:text-box>
            <text:p>共通処理</text:p>
            <text:p>　HangoutIDの登録</text:p>
            <text:p>　ユーザデータの取得</text:p>
            <text:p>　画面の描画</text:p>
            <text:p>　　→スピーカー</text:p>
            <text:p>　　</text:p>
            <text:p>　　</text:p>
          </draw:text-box>
        </draw:frame>
        <draw:frame draw:style-name="gr2" draw:layer="layout" svg:width="6.706cm" svg:height="7.607cm" svg:x="2.286cm" svg:y="2.795cm">
          <draw:text-box>
            <text:p>init処理で実行</text:p>
            <text:p><text:s/>Participant array取得</text:p>
            <text:p/>
            <text:p/>
            <text:p/>
            <text:p/>
            <text:p/>
            <text:p/>
            <text:p/>
            <text:p/>
          </draw:text-box>
        </draw:frame>
        <draw:frame draw:style-name="gr10" draw:layer="layout" svg:width="18.126cm" svg:height="9.644cm" svg:x="11.846cm" svg:y="3.048cm">
          <draw:text-box>
            <text:p>StatusをアップデートするNotificatioによる処理</text:p>
            <text:p><text:s/>- スピーカーの変更に伴う、Current speakerのアップデート</text:p>
            <text:p><text:s text:c="4"/>とPersonalField領域のアップデート</text:p>
            <text:p/>
            <text:p/>
            <text:p>Participantが変更されたときの処理</text:p>
            <text:p><text:s/>- Current Speakerがいなくなったときの更新</text:p>
            <text:p><text:s/>- </text:p>
            <text:p/>
            <text:p/>
            <text:p>ボタン押下時の処理</text:p>
            <text:p>　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8T01:15:54.361831050</meta:creation-date>
    <dc:date>2015-01-24T17:05:45.087949976</dc:date>
    <meta:editing-duration>PT15H49M23S</meta:editing-duration>
    <meta:editing-cycles>10</meta:editing-cycles>
    <meta:generator>LibreOffice/4.2.6.3$Linux_X86_64 LibreOffice_project/420m0$Build-3</meta:generator>
    <meta:document-statistic meta:object-count="78"/>
  </office:meta>
</office:document-meta>
</file>